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P4" style:family="paragraph" style:parent-style-name="Text_20_body">
      <style:paragraph-properties fo:break-before="page"/>
    </style:style>
    <style:style style:name="T1" style:family="text">
      <style:text-properties style:font-name-asian="DejaVu Sans1" style:font-name-complex="DejaVu Sans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67_255420714"/>The Prisoner<text:bookmark-end text:name="__RefHeading___Toc1567_255420714"/></text:h>
      <text:p text:style-name="Standard">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he mouth spoke, “Greetings, Inmate!”</text:p>
      <text:p text:style-name="Standard">“Uh... hello. What... who are you?”</text:p>
      <text:p text:style-name="Standard">“I'm a stone fairy.”</text:p>
      <text:p text:style-name="Standard">“Uh huh... okay. Are you a good stone fairy or an evil stone fairy?”</text:p>
      <text:p text:style-name="Standard">“That depends on you. I'm here to grant you one wish.”</text:p>
      <text:p text:style-name="Standard">For the prisoner, deciding on a wish was quite easy.</text:p>
      <text:p text:style-name="Standard">“I wish I were free from this prison.”</text:p>
      <text:p text:style-name="Standard">The stone fairy took a great breath and blew out small pebbles and dust, which filled the prison cell, swirled around the prisoner, and he disappeared.</text:p>
      <text:p text:style-name="Standard">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bookmark-start text:name="__DdeLink__51_1197986993"/>The stone fairy suddenly reappeared.<text:bookmark-end text:name="__DdeLink__51_1197986993"/></text:p>
      <text:p text:style-name="Standard">“Good stone fairy, I made <text:span text:style-name="T2">one</text:span> wish, yet you have granted me <text:span text:style-name="T2">two</text:span>!”</text:p>
      <text:p text:style-name="Standard">“No, prisoner. I have only granted one wish. Because breaking you out of prison would have been illegal, I have sent you back into the past, to the point in time before you committed your acts of discourtesy and aggression against your neighbors.”</text:p>
      <text:p text:style-name="Standard">“Thank you, good fairy!” Then the fairy disappeared.</text:p>
      <text:p text:style-name="Standard">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1"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 fo:font-family="'Times New Roman'" style:font-style-name="Regular" style:font-family-generic="roman" style:font-pitch="variable" fo:font-size="24pt" fo:font-style="normal" fo:font-weight="normal" style:font-size-asian="14pt" style:font-name-complex="Times New Roman1"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1" fo:font-family="'Times New Roman'" style:font-family-generic="roman" style:font-pitch="variable" fo:font-size="10pt" style:font-name-complex="Times New Roman1"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1"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1"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1" fo:font-family="'Times New Roman'" style:font-family-generic="roman" style:font-pitch="variable" fo:font-size="11pt"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Prisoner</dc:title>
    <dc:date>2022-05-26T00:53:05.933994592</dc:date>
    <dc:creator>Andrew Alt</dc:creator>
    <meta:editing-duration>P0D</meta:editing-duration>
    <meta:editing-cycles>1</meta:editing-cycles>
    <meta:document-statistic meta:table-count="0" meta:image-count="0" meta:object-count="0" meta:paragraph-count="25" meta:word-count="575" meta:character-count="3130" meta:non-whitespace-character-count="2559"/>
    <meta:generator>LibreOffice/7.2.6.2$Linux_X86_64 LibreOffice_project/20$Build-2</meta:generator>
    <meta:template xlink:type="simple" xlink:actuate="onRequest" xlink:title="" xlink:href="../master_ed2_rev1_01.odm" meta:date="2022-05-26T00:55:04.876243061"/>
  </office:meta>
</office:document-meta>
</file>